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ck solid #000000" fo:border-right="thick solid #000000"/>
    </style:style>
    <style:style style:name="ce3" style:family="table-cell" style:parent-style-name="Default" style:data-style-name="N0">
      <style:table-cell-properties fo:border-top="thin solid #000000" fo:border-bottom="thick solid #000000" fo:border-left="thick solid #000000" fo:border-right="thick solid #000000"/>
    </style:style>
    <style:style style:name="ce4" style:family="table-cell" style:parent-style-name="Default" style:data-style-name="N0">
      <style:table-cell-properties fo:border-top="none" fo:border-bottom="thin solid #000000" fo:border-left="thick solid #000000" fo:border-right="thick solid #000000"/>
    </style:style>
    <style:style style:name="ce5" style:family="table-cell" style:parent-style-name="Default" style:data-style-name="N0">
      <style:table-cell-properties fo:border-top="thick solid #000000" fo:border-bottom="thick solid #000000" fo:border-left="none" fo:border-right="thin solid #000000"/>
    </style:style>
    <style:style style:name="ce6" style:family="table-cell" style:parent-style-name="Default" style:data-style-name="N0">
      <style:table-cell-properties fo:border-top="thick solid #000000" fo:border-bottom="thick solid #000000" fo:border-left="thin solid #000000" fo:border-right="thin solid #000000"/>
    </style:style>
    <style:style style:name="ce7" style:family="table-cell" style:parent-style-name="Default" style:data-style-name="N0">
      <style:table-cell-properties fo:border-top="thick solid #000000" fo:border-bottom="thick solid #000000" fo:border-left="thin solid #000000" fo:border-right="thick solid #000000"/>
    </style:style>
    <style:style style:name="ce8" style:family="table-cell" style:parent-style-name="Default" style:data-style-name="N0">
      <style:table-cell-properties fo:border="thick solid #000000" fo:background-color="#404040"/>
    </style:style>
    <style:style style:name="ce9" style:family="table-cell" style:parent-style-name="Default" style:data-style-name="N0">
      <style:table-cell-properties fo:border-top="thin solid #000000" fo:border-bottom="thick solid #000000" fo:border-left="thick solid #000000" fo:border-right="none" style:vertical-align="automatic" fo:wrap-option="wrap"/>
    </style:style>
    <style:style style:name="ce10" style:family="table-cell" style:parent-style-name="Default" style:data-style-name="N0">
      <style:table-cell-properties fo:border-top="thin solid #000000" fo:border-bottom="thick solid #000000" fo:border-left="none" fo:border-right="none" style:vertical-align="automatic" fo:wrap-option="wrap"/>
    </style:style>
    <style:style style:name="ce11" style:family="table-cell" style:parent-style-name="Default" style:data-style-name="N0">
      <style:table-cell-properties fo:border-top="thin solid #000000" fo:border-bottom="thick solid #000000" fo:border-left="none" fo:border-right="thick solid #000000" style:vertical-align="automatic" fo:wrap-option="wrap"/>
    </style:style>
    <style:style style:name="ce12" style:family="table-cell" style:parent-style-name="Default" style:data-style-name="N0">
      <style:table-cell-properties fo:border-top="none" fo:border-bottom="thin solid #000000" fo:border-left="thin solid #000000" fo:border-right="thin solid #000000" style:vertical-align="automatic" fo:wrap-option="wrap"/>
    </style:style>
    <style:style style:name="ce13" style:family="table-cell" style:parent-style-name="Default" style:data-style-name="N0">
      <style:table-cell-properties fo:border-top="none" fo:border-bottom="thin solid #000000" fo:border-left="thin solid #000000" fo:border-right="thick solid #000000" style:vertical-align="automatic" fo:wrap-option="wrap"/>
    </style:style>
    <style:style style:name="ce14" style:family="table-cell" style:parent-style-name="Default" style:data-style-name="N0">
      <style:table-cell-properties fo:border-top="none" fo:border-bottom="thin solid #000000" fo:border-left="none" fo:border-right="thin solid #000000" style:vertical-align="automatic" fo:wrap-option="wrap"/>
    </style:style>
    <style:style style:name="ce15" style:family="table-cell" style:parent-style-name="Default" style:data-style-name="N0">
      <style:table-cell-properties fo:border-top="thin solid #000000" fo:border-bottom="thin solid #000000" fo:border-left="none" fo:border-right="thin solid #000000" style:vertical-align="automatic" fo:wrap-option="wrap"/>
    </style:style>
    <style:style style:name="ce16" style:family="table-cell" style:parent-style-name="Default" style:data-style-name="N0">
      <style:table-cell-properties fo:border="thin solid #000000" style:vertical-align="automatic" fo:wrap-option="wrap"/>
    </style:style>
    <style:style style:name="ce17" style:family="table-cell" style:parent-style-name="Default" style:data-style-name="N0">
      <style:table-cell-properties fo:border-top="thin solid #000000" fo:border-bottom="thin solid #000000" fo:border-left="thin solid #000000" fo:border-right="thick solid #000000" style:vertical-align="automatic" fo:wrap-option="wrap"/>
    </style:style>
    <style:style style:name="ce18" style:family="table-cell" style:parent-style-name="Default" style:data-style-name="N0">
      <style:table-cell-properties fo:border-top="thin solid #000000" fo:border-bottom="thick solid #000000" fo:border-left="thick solid #000000" fo:border-right="thick solid #000000" style:vertical-align="automatic" fo:wrap-option="wrap"/>
    </style:style>
    <style:style style:name="co1" style:family="table-column">
      <style:table-column-properties fo:break-before="auto" style:column-width="1.69333333333333cm"/>
    </style:style>
    <style:style style:name="co2" style:family="table-column">
      <style:table-column-properties fo:break-before="auto" style:column-width="1.40229166666667cm"/>
    </style:style>
    <style:style style:name="co3" style:family="table-column">
      <style:table-column-properties fo:break-before="auto" style:column-width="6.00604166666667cm"/>
    </style:style>
    <style:style style:name="co4" style:family="table-column">
      <style:table-column-properties fo:break-before="auto" style:column-width="5.97958333333333cm"/>
    </style:style>
    <style:style style:name="co5" style:family="table-column">
      <style:table-column-properties fo:break-before="auto" style:column-width="8.175625cm"/>
    </style:style>
    <style:style style:name="co6" style:family="table-column">
      <style:table-column-properties fo:break-before="auto" style:column-width="8.86354166666667cm"/>
    </style:style>
    <style:style style:name="ro1" style:family="table-row">
      <style:table-row-properties style:row-height="15.75pt" style:use-optimal-row-height="true" fo:break-before="auto"/>
    </style:style>
    <style:style style:name="ro2" style:family="table-row">
      <style:table-row-properties style:row-height="16.5pt" style:use-optimal-row-height="true" fo:break-before="auto"/>
    </style:style>
    <style:style style:name="ro3" style:family="table-row">
      <style:table-row-properties style:row-height="384.75pt" style:use-optimal-row-height="false" fo:break-before="auto"/>
    </style:style>
    <style:style style:name="ro4" style:family="table-row">
      <style:table-row-properties style:row-height="69.75pt" style:use-optimal-row-height="false" fo:break-before="auto"/>
    </style:style>
    <style:style style:name="ro5" style:family="table-row">
      <style:table-row-properties style:row-height="63pt" style:use-optimal-row-height="false" fo:break-before="auto"/>
    </style:style>
    <style:style style:name="ro6" style:family="table-row">
      <style:table-row-properties style:row-height="86.25pt" style:use-optimal-row-height="false" fo:break-before="auto"/>
    </style:style>
    <style:style style:name="ro7" style:family="table-row">
      <style:table-row-properties style:row-height="31.5pt" style:use-optimal-row-height="false" fo:break-before="auto"/>
    </style:style>
    <style:style style:name="ro8"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number-columns-repeated="16378" table:default-cell-style-name="ce1"/>
        <table:table-row table:style-name="ro1">
          <table:table-cell/>
          <table:table-cell table:number-columns-repeated="16383" table:style-name="ce1"/>
        </table:table-row>
        <table:table-row table:style-name="ro2">
          <table:table-cell/>
          <table:table-cell table:style-name="ce8"/>
          <table:table-cell office:value-type="string" table:style-name="ce5">
            <text:p>Internet</text:p>
          </table:table-cell>
          <table:table-cell office:value-type="string" table:style-name="ce6">
            <text:p>Intranet</text:p>
          </table:table-cell>
          <table:table-cell office:value-type="string" table:style-name="ce6">
            <text:p>Deep Web</text:p>
          </table:table-cell>
          <table:table-cell office:value-type="string" table:style-name="ce7">
            <text:p>Dark Web</text:p>
          </table:table-cell>
          <table:table-cell table:number-columns-repeated="16378"/>
        </table:table-row>
        <table:table-row table:style-name="ro3">
          <table:table-cell/>
          <table:table-cell office:value-type="string" table:style-name="ce4">
            <text:p>Info</text:p>
          </table:table-cell>
          <table:table-cell office:value-type="string" table:style-name="ce14">
            <text:p>Internet on maailmanlaajuinen verkko, jossa on toisiinsa kytkettyjä tietokoneita ja muita laitteita, jotka kommunikoivat keskenään standardoitujen protokollien avulla.Sen avulla ihmiset kaikkialla maailmassa voivat vaihtaa tietoja ja kommunikoida eri muodoissa, kuten sähköpostin, pikaviestien, sosiaalisen median ja verkkosivustojen selaamisen avulla.Internet helpottaa myös tietojen, tiedostojen ja multimediasisällön siirtoa.Siitä on tullut olennainen osa modernia elämää, ja se muokkaa tapaamme työskennellä, oppia, seurustella ja saada tietoa.</text:p>
          </table:table-cell>
          <table:table-cell office:value-type="string" table:style-name="ce12">
            <text:p>Intranet on yksityinen verkko, jota tyypillisesti käytetään organisaation sisällä helpottamaan sisäistä viestintää, yhteistyötä ja resurssien jakamista. Se toimii samoilla tekniikoilla ja protokollilla kuin Internet, mutta on vain organisaation valtuutettujen käyttäjien käytettävissä. Intranetit sisältävät usein ominaisuuksia, kuten sisäisiä verkkosivustoja, asiakirjojen jakamisjärjestelmiä, sähköposti- ja pikaviestialustoja, jotka on rajoitettu työntekijöihin tai organisaation jäseniin. Niitä käytetään tiedon levittämiseen, prosessien virtaviivaistamiseen ja työntekijöiden välisen yhteistyön edistämiseen, mikä auttaa parantamaan tuottavuutta ja tehokkuutta organisaatiossa.</text:p>
          </table:table-cell>
          <table:table-cell office:value-type="string" table:style-name="ce12">
            <text:p>Syväverkko viittaa Internetin osiin, joita perinteiset hakukoneet, kuten Google, Bing tai Yahoo, eivät indeksoi. Nämä indeksoimattomat osat sisältävät sisältöä, joka ei ole julkisesti saatavilla tai haettavissa tavanomaisin keinoin.</text:p>
            <text:p>Syväverkko sisältää esimerkiksi tietokantoja, salasanalla suojattuja verkkosivustoja, yksityisiä verkkoja ja muuta sisältöä, joka on piilotettu kirjautumisruutujen tai palomuurien taakse. Se kattaa myös sisällön, joka luodaan dynaamisesti vastauksena tiettyihin kyselyihin, kuten tietyt sivut verkkopankkisivustoilla tai akateemisissa tietokannassa.</text:p>
            <text:p>On tärkeää huomata, että syväverkko ei ole luonnostaan ilkeä; suuri osa siitä koostuu laillisesta sisällöstä, jota ei yksinkertaisesti ole tarkoitettu julkiseen kulutukseen. Kuitenkin piilotetun luonteensa vuoksi se on liitetty myös laittomiin toimiin, kuten mustiin markkinoihin, laittomaan tiedostojen jakamiseen ja muihin rikollisiin yrityksiin.</text:p>
            <text:p>Syväverkko eroaa "pintaverkosta", joka käsittää sen osan Internetistä, jonka hakukoneet indeksoivat ja jota voidaan käyttää tavallisten verkkoselaimien kautta.</text:p>
          </table:table-cell>
          <table:table-cell office:value-type="string" table:style-name="ce13">
            <text:p>Tumma verkko on syvän verkon osajoukko, joka on tarkoituksella piilotettu ja johon ei päästä tavallisten verkkoselaimien kautta. Se vaatii tiettyjä ohjelmistoja tai määrityksiä käyttääkseen, kuten Tor (The Onion Router) -verkko, I2P (Invisible Internet Project) tai Freenet. Nämä verkot tarjoavat käyttäjille anonymiteetin salaamalla heidän Internet-liikenteen ja reitittämällä sen useiden palvelimien kautta, mikä vaikeuttaa käyttäjien toiminnan jäljittämistä.</text:p>
            <text:p>Pimeä verkko yhdistetään usein laittomaan toimintaan sen anonymiteetin ja valvonnan puutteen vuoksi. Sitä on käytetty laittomaan huumekauppaan, aseiden myyntiin, hakkerointipalveluihin, rahaväärennöksiin, varastettuihin tietoihin ja moniin muihin rikollisiin toimiin. On kuitenkin olennaista ymmärtää, että kaikki pimeän verkon toiminta ei ole laitonta. Jotkut käyttäjät käyttävät sitä laillisiin tarkoituksiin, kuten ilmiantamiseen, anonyymiin viestintään tai tietojen saamiseen alueilla, joilla on tiukka Internet-sensuuri.</text:p>
            <text:p>Salaisen luonteensa vuoksi pimeä verkko on kerännyt huomiota lainvalvontaviranomaisilta ja kyberturvallisuuden ammattilaisilta, jotka valvovat ja torjuvat näiden kanavien kautta tapahtuvaa laitonta toimintaa.</text:p>
          </table:table-cell>
          <table:table-cell table:number-columns-repeated="16378"/>
        </table:table-row>
        <table:table-row table:style-name="ro4">
          <table:table-cell/>
          <table:table-cell office:value-type="string" table:style-name="ce2">
            <text:p><text:s/>+</text:p>
          </table:table-cell>
          <table:table-cell office:value-type="string" table:style-name="ce15">
            <text:p>Antaa mahdollisuuden monelle tavalle ottaa yhteyttä ihmisiin ja tietoon.</text:p>
          </table:table-cell>
          <table:table-cell office:value-type="string" table:style-name="ce16">
            <text:p>Antaa yritykselle/ryhmälle hellpo ja aika turvallinen tapa kommunikoida ja olla yhteistyössä</text:p>
          </table:table-cell>
          <table:table-cell office:value-type="string" table:style-name="ce16">
            <text:p>On paljon enemmän suojattu verkko.</text:p>
          </table:table-cell>
          <table:table-cell office:value-type="string" table:style-name="ce17">
            <text:p>Anonyymi yhteys.</text:p>
          </table:table-cell>
          <table:table-cell table:number-columns-repeated="16378"/>
        </table:table-row>
        <table:table-row table:style-name="ro5">
          <table:table-cell/>
          <table:table-cell office:value-type="string" table:style-name="ce2">
            <text:p><text:s/>-</text:p>
          </table:table-cell>
          <table:table-cell office:value-type="string" table:style-name="ce15">
            <text:p>Netissä on monta eri tasoa, ja saavuttavuuden takia infro voi olla viallinen ja jopa haittava.</text:p>
          </table:table-cell>
          <table:table-cell office:value-type="string" table:style-name="ce16">
            <text:p>Intra on yksityis verkko ja sen takia voi tarvita paljon eri suostumusta ja erillitä rahoitusta.</text:p>
          </table:table-cell>
          <table:table-cell office:value-type="string" table:style-name="ce16">
            <text:p>Ilman selkeää tietoa mitä etsit Deeppiin on vaikea päästä sisään. Monet netti käyttäjät eivät ikinä tule käyttämään sitä ja jotkut jopa ei tiedä siitä.</text:p>
          </table:table-cell>
          <table:table-cell office:value-type="string" table:style-name="ce17">
            <text:p>Koska Darkkia yleensä käytettään laittomiin tekemisiin, sen serverit tulee ja menee koko ajan hetkittäisellä vaikutuksella.</text:p>
          </table:table-cell>
          <table:table-cell table:number-columns-repeated="16378"/>
        </table:table-row>
        <table:table-row table:style-name="ro6">
          <table:table-cell/>
          <table:table-cell office:value-type="string" table:style-name="ce2">
            <text:p>Käyttö</text:p>
          </table:table-cell>
          <table:table-cell office:value-type="string" table:style-name="ce15">
            <text:p>Huvi ja ajanviete, opiskelu ja tiedonhaku, verkostoitumismahdollisuuksia ja seurustelu muiden kanssa, jne. Laillista ja laitonta toimintaa.</text:p>
          </table:table-cell>
          <table:table-cell office:value-type="string" table:style-name="ce16">
            <text:p>Verkostoitumismahdollisuuksia ja kaikkia mitä omistaja yhtye siitä tarvitsee.</text:p>
          </table:table-cell>
          <table:table-cell office:value-type="string" table:style-name="ce16">
            <text:p>Suojattu verkkoyhteys. Suurin osin laillista koska laiton toiminta on vaikeampi salata.</text:p>
          </table:table-cell>
          <table:table-cell office:value-type="string" table:style-name="ce17">
            <text:p>Salainen verkostoituminen. Suurin osin lainvastainen Salaisuuteen ja nimettömyyteen takia.</text:p>
          </table:table-cell>
          <table:table-cell table:number-columns-repeated="16378"/>
        </table:table-row>
        <table:table-row table:style-name="ro7">
          <table:table-cell/>
          <table:table-cell office:value-type="string" table:style-name="ce3">
            <text:p>Lähteet</text:p>
          </table:table-cell>
          <table:table-cell office:value-type="string" table:number-columns-spanned="4" table:number-rows-spanned="1" table:style-name="ce18">
            <text:p>Google, Yahoo, Bing, Wiki, Scribd (Kirjat Internetin ja tietokoneiden käytöstä)</text:p>
          </table:table-cell>
          <table:covered-table-cell table:number-columns-repeated="3"/>
          <table:table-cell table:number-columns-repeated="16378"/>
        </table:table-row>
        <table:table-row table:style-name="ro1">
          <table:table-cell/>
          <table:table-cell table:number-columns-repeated="16383" table:style-name="ce1"/>
        </table:table-row>
        <table:table-row table:number-rows-repeated="1048568"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ptos Narrow" svg:font-family="&quot;Aptos Narrow&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425</meta:generator>
    <meta:initial-creator>Nikki Savolainen</meta:initial-creator>
    <dc:creator>Nikki Savolainen</dc:creator>
    <meta:creation-date>2024-04-12T10:07:34Z</meta:creation-date>
    <dc:date>2024-04-12T11:09:45Z</dc:date>
    <meta:print-date>2024-04-12T11:08:59Z</meta:print-date>
  </office:meta>
</office:document-meta>
</file>